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Text_20_body">
      <style:paragraph-properties fo:padding="0.049cm" fo:border="0.06pt solid #d9d9e3"/>
      <style:text-properties fo:font-size="10.5pt" style:font-size-asian="10.5pt" style:font-size-complex="10.5pt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fde88"/>
    </style:style>
    <style:style style:name="T3" style:family="text">
      <style:text-properties officeooo:rsid="001fde88" loext:padding="0.049cm" loext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sciti a Tum4World: Cambiamo il mondo insieme!</text:p>
      <text:p text:style-name="P2">Sei appassionato di fare la differenza? Vuoi contribuire a promuovere un cambiamento positivo nella società? Allora, Tum4World è l'associazione giusta per te!</text:p>
      <text:p text:style-name="P2">Ci impegniamo per la sostenibilità ambientale, la giustizia sociale, l'accesso all'istruzione e alle cure mediche. Organizziamo progetti, eventi e campagne di sensibilizzazione per creare un mondo migliore.</text:p>
      <text:p text:style-name="P2">Unisciti a noi come volontario e metti a frutto le tue competenze e la tua passione. Insieme possiamo costruire una società più equa, inclusiva e sostenibile.</text:p>
      <text:p text:style-name="P2">Non aspettare! Contattaci oggi stesso e diventa parte del cambiamento con Tum4World.</text:p>
      <text:p text:style-name="P2"><text:span text:style-name="T1">Via Nome della Via, 123 - 18000 Città (NA)</text:span> | Tel: +<text:span text:style-name="T2">39 312 345 6789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2T21:27:25.064000000</meta:creation-date>
    <dc:date>2023-05-12T21:31:22.035000000</dc:date>
    <meta:editing-duration>PT3M59S</meta:editing-duration>
    <meta:editing-cycles>1</meta:editing-cycles>
    <meta:document-statistic meta:table-count="0" meta:image-count="0" meta:object-count="0" meta:page-count="1" meta:paragraph-count="6" meta:word-count="109" meta:character-count="720" meta:non-whitespace-character-count="617"/>
    <meta:generator>LibreOffice/7.3.5.2$Windows_X86_64 LibreOffice_project/184fe81b8c8c30d8b5082578aee2fed2ea847c01</meta:generator>
  </office:meta>
</office:document-meta>
</file>